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Preformatted_20_Text">
      <style:paragraph-properties fo:line-height="100%"/>
    </style:style>
    <style:style style:name="P3" style:family="paragraph" style:parent-style-name="Preformatted_20_Text">
      <style:paragraph-properties fo:margin-top="0cm" fo:margin-bottom="0.499cm" loext:contextual-spacing="false" fo:line-height="100%"/>
    </style:style>
    <style:style style:name="T1" style:family="text">
      <style:text-properties officeooo:rsid="001ea9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cantxt"/>Intro:<text:span text:style-name="T1">turu tututu turutututu tutuuu tututu tutu</text:span></text:p>
      <text:p text:style-name="P2"/>
      <text:p text:style-name="P2"><text:s text:c="4"/>5s 4a 5s 4a 5s 4a</text:p>
      <text:p text:style-name="P2"><text:s text:c="4"/></text:p>
      <text:p text:style-name="P2"><text:s text:c="4"/>4s 3a 4s 3a 4s 4a</text:p>
      <text:p text:style-name="P2"/>
      <text:p text:style-name="P2"><text:s text:c="4"/>4s 3a 4s 3a 4s 3a 4s 2a...</text:p>
      <text:p text:style-name="P2"/>
      <text:p text:style-name="P2"/>
      <text:p text:style-name="P2"><text:s text:c="4"/>5s 4a 5s 4a 5s 4a</text:p>
      <text:p text:style-name="P2"><text:s text:c="4"/></text:p>
      <text:p text:style-name="P2"><text:s text:c="4"/>4s 3a 4s 3a 4s 4a</text:p>
      <text:p text:style-name="P2"/>
      <text:p text:style-name="P2"><text:s text:c="4"/>4s 3a 4s 3a 4s 3a</text:p>
      <text:p text:style-name="P2"><text:s text:c="4"/></text:p>
      <text:p text:style-name="P2"><text:s text:c="4"/>4s 3a 4s 3a 4s 3a 4s 3a -- 2a...</text:p>
      <text:p text:style-name="P2"/>
      <text:p text:style-name="P2"/>
      <text:p text:style-name="P2">1:</text:p>
      <text:p text:style-name="P2"><text:s text:c="5"/>2a <text:s text:c="3"/>2a <text:s text:c="3"/>2a <text:s text:c="3"/>2a <text:s text:c="4"/></text:p>
      <text:p text:style-name="P2">Yo ya estoy hasta la madre</text:p>
      <text:p text:style-name="P2"><text:s text:c="5"/>5s <text:s text:c="3"/>5s <text:s text:c="3"/>5s <text:s text:c="3"/>5s</text:p>
      <text:p text:style-name="P2">de que me pongan sombrero</text:p>
      <text:p text:style-name="P2"><text:s text:c="6"/>4a <text:s text:c="5"/>4a <text:s text:c="4"/>4a <text:s text:c="2"/>4a </text:p>
      <text:p text:style-name="P2">escucha entonces cuando digo</text:p>
      <text:p text:style-name="P2"><text:s text:c="4"/>2a <text:s text:c="3"/>2a <text:s text:c="3"/>2a <text:s/>2a </text:p>
      <text:p text:style-name="P2">no me llames frijolero</text:p>
      <text:p text:style-name="P2"/>
      <text:p text:style-name="P2">(1) <text:span text:style-name="T1">botella</text:span></text:p>
      <text:p text:style-name="P2">haciendo guerra a otros paises</text:p>
      <text:p text:style-name="P2"/>
      <text:p text:style-name="P2">2: <text:span text:style-name="T1">tutu tutu tututuru</text:span></text:p>
      <text:p text:style-name="P2"><text:s text:c="5"/>4s3a <text:s/>4s 3a4s 3a 4s3a</text:p>
      <text:p text:style-name="P2">Te pagamos con petroleo</text:p>
      <text:p text:style-name="P2"><text:s text:c="6"/>4s4a <text:s/>4s <text:s/>4a <text:s/>4s 4a 4s4a</text:p>
      <text:p text:style-name="P2">e intereses nuestra deuda</text:p>
      <text:p text:style-name="P2"><text:s text:c="4"/>5s <text:s text:c="5"/>4a 5s 4a5s4a 5s4a <text:s/></text:p>
      <text:p text:style-name="P2">mientras tanto no sabemos </text:p>
      <text:p text:style-name="P2"><text:s text:c="9"/>4s 3a 4s <text:s/>3a 4s 3a 4s3a </text:p>
      <text:p text:style-name="P2">quién se queda con la feria</text:p>
      <text:p text:style-name="P2"/>
      <text:p text:style-name="P2">(2)</text:p>
      <text:p text:style-name="P2">ustedes son consumidores</text:p>
      <text:p text:style-name="P2"/>
      <text:p text:style-name="P2">Coro:</text:p>
      <text:p text:style-name="P2">(Al ritmo del Intro:)</text:p>
      <text:p text:style-name="P2"/>
      <text:p text:style-name="P2"><text:s/>4a <text:s/>5s <text:s text:c="5"/>4a <text:s text:c="3"/>5s <text:s/>4a <text:s text:c="3"/>5s <text:s text:c="2"/>4a</text:p>
      <text:p text:style-name="P2"><text:s text:c="5"/>Dont call me gringo,you fuckin beaner</text:p>
      <text:p text:style-name="P2"><text:s text:c="5"/>4s <text:s text:c="2"/>3a 4s <text:s text:c="2"/>3a <text:s text:c="2"/>4s <text:s text:c="13"/>4a</text:p>
      <text:p text:style-name="P2"><text:s text:c="5"/>stay on your side of that goddamn river, </text:p>
      <text:p text:style-name="P2"><text:s text:c="6"/>4s <text:s text:c="9"/>3a 4s 3a 4s 3a -- 4s <text:s/>2a...</text:p>
      <text:p text:style-name="P2"><text:s text:c="5"/>don´t.. call me <text:s text:c="6"/>gringo, <text:s/>you beaner</text:p>
      <text:p text:style-name="P2"/>
      <text:p text:style-name="P2"/>
      <text:p text:style-name="P2"><text:s text:c="5"/>5s <text:s text:c="5"/>4a <text:s text:c="3"/>5s <text:s/>4a <text:s text:c="3"/>5s <text:s text:c="2"/>4a</text:p>
      <text:p text:style-name="P2"><text:s text:c="5"/>No me digas beaner, Mr. Puñetero</text:p>
      <text:p text:style-name="P2"><text:s text:c="5"/>4s <text:s text:c="2"/>3a 4s <text:s text:c="2"/>3a <text:s text:c="2"/>4s <text:s text:c="13"/>4a</text:p>
      <text:p text:style-name="P2"><text:s text:c="5"/>te sacaré un susto por racista y culero</text:p>
      <text:p text:style-name="P2"><text:s text:c="6"/>4s <text:s text:c="6"/>3a 4s 3a4s3a..</text:p>
      <text:p text:style-name="P2"><text:s text:c="5"/>no me llames frijolero, </text:p>
      <text:p text:style-name="P2"><text:s text:c="5"/>4s 3a <text:s/>4s <text:s/>3a 4s3a2a...</text:p>
      <text:p text:style-name="P2"><text:s text:c="5"/>pinche gringo puñetero </text:p>
      <text:p text:style-name="P2"/>
      <text:p text:style-name="P2">(1)</text:p>
      <text:p text:style-name="P2">lately i wanna smack the mounths of these racists</text:p>
      <text:p text:style-name="P2"/>
      <text:p text:style-name="P2">(1) </text:p>
      <text:p text:style-name="P2">dejando todo lo que tú conoces atrás <text:s/></text:p>
      <text:p text:style-name="P2"/>
      <text:p text:style-name="P2">(1)</text:p>
      <text:p text:style-name="P2">si tuvieras tú que empezar de cero</text:p>
      <text:p text:style-name="P2"/>
      <text:p text:style-name="P2">(2)</text:p>
      <text:p text:style-name="P2">that where your feet are planted would be Mexico </text:p>
      <text:p text:style-name="P2"/>
      <text:p text:style-name="P2">¡correcto..!</text:p>
      <text:p text:style-name="P2"/>
      <text:p text:style-name="P2">(Coro)</text:p>
      <text:p text:style-name="P2"/>
      <text:p text:style-name="P2">(aqui hay un espacio donde no hay armonica)</text:p>
      <text:p text:style-name="P2"/>
      <text:p text:style-name="P2">(Coro)</text:p>
      <text:p text:style-name="P2"/>
      <text:p text:style-name="P2">* en la última frase tocar esto:</text:p>
      <text:p text:style-name="P2"><text:s/>4s <text:s text:c="6"/>3a 4s 3a4s3a..</text:p>
      <text:p text:style-name="P2">no me llames frijolero, </text:p>
      <text:p text:style-name="P2">4s 3a <text:s/>4s <text:s/>3a <text:s/>4s <text:s/>3a <text:s/>4s <text:s/>3a <text:s text:c="4"/>4s <text:s/>3a2a <text:s/>2a <text:s/>2a...</text:p>
      <text:p text:style-name="P3">pinche gringo (¿pinche gringo que?) puñeterooooooo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7M53S</meta:editing-duration>
    <meta:editing-cycles>3</meta:editing-cycles>
    <meta:generator>LibreOffice/5.4.2.2$Windows_X86_64 LibreOffice_project/22b09f6418e8c2d508a9eaf86b2399209b0990f4</meta:generator>
    <dc:date>2018-03-03T23:15:26.311000000</dc:date>
    <meta:document-statistic meta:table-count="0" meta:image-count="0" meta:object-count="0" meta:page-count="1" meta:paragraph-count="66" meta:word-count="315" meta:character-count="1740" meta:non-whitespace-character-count="1159"/>
    <meta:user-defined meta:name="Info 1"/>
    <meta:user-defined meta:name="Info 2"/>
    <meta:user-defined meta:name="Info 3"/>
    <meta:user-defined meta:name="Info 4"/>
  </office:meta>
</office:document-meta>
</file>